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7929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2.6236in"/>
    </style:style>
    <style:style style:name="co6" style:family="table-column">
      <style:table-column-properties fo:break-before="auto" style:column-width="4.0661in"/>
    </style:style>
    <style:style style:name="co7" style:family="table-column">
      <style:table-column-properties fo:break-before="auto" style:column-width="2.1543in"/>
    </style:style>
    <style:style style:name="co8" style:family="table-column">
      <style:table-column-properties fo:break-before="auto" style:column-width="1.7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number-columns-repeated="2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DIGIKEY</text:p>
          </table:table-cell>
          <table:table-cell office:value-type="string">
            <text:p>DIGIKEY2</text:p>
          </table:table-cell>
          <table:table-cell office:value-type="string">
            <text:p>Order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3, R14</text:p>
          </table:table-cell>
          <table:table-cell office:value-type="string">
            <text:p>RESISTOR, American symbol</text:p>
          </table:table-cell>
          <table:table-cell office:value-type="string">
            <text:p>311-0.0ARCT-N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1 O</text:p>
          </table:table-cell>
          <table:table-cell office:value-type="string">
            <text:p>R-US_R1206W</text:p>
          </table:table-cell>
          <table:table-cell office:value-type="string">
            <text:p>R1206W</text:p>
          </table:table-cell>
          <table:table-cell office:value-type="string">
            <text:p>R2</text:p>
          </table:table-cell>
          <table:table-cell office:value-type="string">
            <text:p>RESISTOR, American symbol</text:p>
          </table:table-cell>
          <table:table-cell office:value-type="string">
            <text:p>CSR1206FTR100CT-ND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.1uf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2, C4, C8, C10</text:p>
          </table:table-cell>
          <table:table-cell office:value-type="string">
            <text:p>CAPACITOR, American symbol</text:p>
          </table:table-cell>
          <table:table-cell office:value-type="string">
            <text:p>1276-1099-1-ND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0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, R3, R4, R6, R7, R9, R10, R11, R12</text:p>
          </table:table-cell>
          <table:table-cell office:value-type="string">
            <text:p>RESISTOR, American symbol</text:p>
          </table:table-cell>
          <table:table-cell office:value-type="string">
            <text:p>2019-RK73H2ATTD1003FCT-N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5</text:p>
          </table:table-cell>
          <table:table-cell office:value-type="string">
            <text:p>RESISTOR, American symbol</text:p>
          </table:table-cell>
          <table:table-cell office:value-type="string">
            <text:p>311-10.0KCRCT-N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0o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8</text:p>
          </table:table-cell>
          <table:table-cell office:value-type="string">
            <text:p>RESISTOR, American symbol</text:p>
          </table:table-cell>
          <table:table-cell office:value-type="string">
            <text:p>2019-RK73H2ATTD1500FCT-ND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uf 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3,C5, C9, C11</text:p>
          </table:table-cell>
          <table:table-cell office:value-type="string">
            <text:p>CAPACITOR, American symbol</text:p>
          </table:table-cell>
          <table:table-cell office:value-type="string">
            <text:p>311-3497-1-ND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.3V</text:p>
          </table:table-cell>
          <table:table-cell office:value-type="string">
            <text:p>S7V8F3_VOLT_REG-3V3_1AUP</text:p>
          </table:table-cell>
          <table:table-cell office:value-type="string">
            <text:p>S7V_UP</text:p>
          </table:table-cell>
          <table:table-cell office:value-type="string">
            <text:p>PWR1, PWR2, PWR3</text:p>
          </table:table-cell>
          <table:table-cell/>
          <table:table-cell office:value-type="string">
            <text:p>2183-2122-N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V</text:p>
          </table:table-cell>
          <table:table-cell office:value-type="string">
            <text:p>S10V4F5UP</text:p>
          </table:table-cell>
          <table:table-cell office:value-type="string">
            <text:p>S10_UP</text:p>
          </table:table-cell>
          <table:table-cell office:value-type="string">
            <text:p>PWR4</text:p>
          </table:table-cell>
          <table:table-cell/>
          <table:table-cell office:value-type="string">
            <text:p>2183-2121-N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90deg header</text:p>
          </table:table-cell>
          <table:table-cell office:value-type="string">
            <text:p>MA06-190DEG</text:p>
          </table:table-cell>
          <table:table-cell office:value-type="string">
            <text:p>MA06-1-90</text:p>
          </table:table-cell>
          <table:table-cell office:value-type="string">
            <text:p>J_PROG</text:p>
          </table:table-cell>
          <table:table-cell office:value-type="string">
            <text:p>PIN HEADER</text:p>
          </table:table-cell>
          <table:table-cell office:value-type="string">
            <text:p>2057-PH1R8-06-UA-ND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string">
            <text:p>9DOF</text:p>
          </table:table-cell>
          <table:table-cell office:value-type="string">
            <text:p>MOD2</text:p>
          </table:table-cell>
          <table:table-cell office:value-type="string">
            <text:p>Sparkfun part no: SEN-13944, Accel,Rate,Magnetometer</text:p>
          </table:table-cell>
          <table:table-cell office:value-type="string">
            <text:p>1568-1424-ND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APP_CORE</text:p>
          </table:table-cell>
          <table:table-cell office:value-type="string">
            <text:p>APPCORE_RECEIVER</text:p>
          </table:table-cell>
          <table:table-cell office:value-type="string">
            <text:p>MOD1</text:p>
          </table:table-cell>
          <table:table-cell office:value-type="string">
            <text:p>Pins sockets for APP module</text:p>
          </table:table-cell>
          <table:table-cell office:value-type="string">
            <text:p>S7050-ND , twice</text:p>
          </table:table-cell>
          <table:table-cell office:value-type="string">
            <text:p>Or <text:s/>ED4564-17-ND twice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string">
            <text:p>BU-SMA-H</text:p>
          </table:table-cell>
          <table:table-cell office:value-type="string">
            <text:p>X2, X3</text:p>
          </table:table-cell>
          <table:table-cell office:value-type="string">
            <text:p>FEMALE SMA CONNECTOR , 90 deg.</text:p>
          </table:table-cell>
          <table:table-cell office:value-type="string">
            <text:p>WM4088-ND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NA138</text:p>
          </table:table-cell>
          <table:table-cell office:value-type="string">
            <text:p>SOT23-5</text:p>
          </table:table-cell>
          <table:table-cell office:value-type="string">
            <text:p>IC1</text:p>
          </table:table-cell>
          <table:table-cell office:value-type="string">
            <text:p>High-Side Measurement Current Shunt Monitor</text:p>
          </table:table-cell>
          <table:table-cell office:value-type="string">
            <text:p>296-17936-2-N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RFM22</text:p>
          </table:table-cell>
          <table:table-cell office:value-type="string">
            <text:p>RF1</text:p>
          </table:table-cell>
          <table:table-cell/>
          <table:table-cell office:value-type="string">
            <text:p>HOPE_RF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RFM23BP</text:p>
          </table:table-cell>
          <table:table-cell office:value-type="string">
            <text:p>RF2</text:p>
          </table:table-cell>
          <table:table-cell office:value-type="string">
            <text:p>RFM22BP 1W 433MHz Transceiver</text:p>
          </table:table-cell>
          <table:table-cell office:value-type="string">
            <text:p>HOPE_RF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D_CARD</text:p>
          </table:table-cell>
          <table:table-cell office:value-type="string">
            <text:p>503182-1852</text:p>
          </table:table-cell>
          <table:table-cell office:value-type="string">
            <text:p>503182-1852_MOL</text:p>
          </table:table-cell>
          <table:table-cell office:value-type="string">
            <text:p>U2</text:p>
          </table:table-cell>
          <table:table-cell office:value-type="string">
            <text:p>Micro SD card holder </text:p>
          </table:table-cell>
          <table:table-cell office:value-type="string">
            <text:p>WM12834C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ble </text:p>
          </table:table-cell>
          <table:table-cell office:value-type="string">
            <text:p>External </text:p>
          </table:table-cell>
          <table:table-cell/>
          <table:table-cell office:value-type="string">
            <text:p>X4 to App board</text:p>
          </table:table-cell>
          <table:table-cell office:value-type="string">
            <text:p>6” cable with JST connectors on both ends </text:p>
          </table:table-cell>
          <table:table-cell office:value-type="string">
            <text:p>455-3014-ND</text:p>
          </table:table-cell>
          <table:table-cell/>
          <table:table-cell office:value-type="string">
            <text:p>thi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able </text:p>
          </table:table-cell>
          <table:table-cell office:value-type="string">
            <text:p>External </text:p>
          </table:table-cell>
          <table:table-cell/>
          <table:table-cell office:value-type="string">
            <text:p>X4 to App board</text:p>
          </table:table-cell>
          <table:table-cell office:value-type="string">
            <text:p>4” cable with JST connectors on both ends</text:p>
          </table:table-cell>
          <table:table-cell table:style-name="ce2" office:value-type="string">
            <text:p>455-3631-ND</text:p>
          </table:table-cell>
          <table:table-cell/>
          <table:table-cell office:value-type="string">
            <text:p>or this</text:p>
          </table:table-cell>
          <table:table-cell office:value-type="string">
            <text:p>&lt;&lt;----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SM04B-SRSS-TB</text:p>
          </table:table-cell>
          <table:table-cell office:value-type="string">
            <text:p>X4</text:p>
          </table:table-cell>
          <table:table-cell office:value-type="string">
            <text:p>JST connector, 1.0mm pitch4 contacts</text:p>
          </table:table-cell>
          <table:table-cell office:value-type="string">
            <text:p>455-1804-1-ND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SN74HC4066PWRTSSOP</text:p>
          </table:table-cell>
          <table:table-cell office:value-type="string">
            <text:p>TSSOP14</text:p>
          </table:table-cell>
          <table:table-cell office:value-type="string">
            <text:p>IC2, IC3, IC4, IC5</text:p>
          </table:table-cell>
          <table:table-cell office:value-type="string">
            <text:p>Quad bilateral ANALOG SWITCH</text:p>
          </table:table-cell>
          <table:table-cell office:value-type="string">
            <text:p>296-8330-1-ND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MP36GT9Z</text:p>
          </table:table-cell>
          <table:table-cell office:value-type="string">
            <text:p>TO92-INLINE</text:p>
          </table:table-cell>
          <table:table-cell office:value-type="string">
            <text:p>TMP_3</text:p>
          </table:table-cell>
          <table:table-cell/>
          <table:table-cell office:value-type="string">
            <text:p>TMP36GT9Z-ND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string">
            <text:p>TMP3P</text:p>
          </table:table-cell>
          <table:table-cell office:value-type="string">
            <text:p>TMP_1, TMP_2, TMP_4</text:p>
          </table:table-cell>
          <table:table-cell office:value-type="string">
            <text:p>TMP Sensor Wire Connection</text:p>
          </table:table-cell>
          <table:table-cell office:value-type="string">
            <text:p>TMP36GT9Z-ND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Cable </text:p>
          </table:table-cell>
          <table:table-cell office:value-type="string">
            <text:p>External </text:p>
          </table:table-cell>
          <table:table-cell table:number-columns-repeated="2"/>
          <table:table-cell office:value-type="string">
            <text:p>6” long RG316 pigtail SMA/SMA</text:p>
          </table:table-cell>
          <table:table-cell office:value-type="string">
            <text:p>2057-CA-DKCA1-152L5-APAJ-ND</text:p>
          </table:table-cell>
          <table:table-cell table:number-columns-repeated="3"/>
        </table:table-row>
        <table:table-row table:style-name="ro1" table:number-rows-repeated="1048548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1">10/21/2020</text:date>, <text:time>17:2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10-21T17:22:55.61</dc:date>
    <dc:creator>Gary Stofer</dc:creator>
    <meta:editing-duration>P2DT9H51M17S</meta:editing-duration>
    <meta:editing-cycles>13</meta:editing-cycles>
    <meta:document-statistic meta:table-count="1" meta:cell-count="180" meta:object-count="0"/>
  </office:meta>
</office:document-meta>
</file>